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0618556701030928" calcext:value-type="percentage">
            <text:p>6,19%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6" calcext:value-type="float">
            <text:p>6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15:02:07.22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2T16:02:36.385000000</dc:date>
    <meta:editing-duration>PT4H13M53S</meta:editing-duration>
    <meta:editing-cycles>15</meta:editing-cycles>
    <meta:generator>LibreOffice/5.3.7.2$Windows_X86_64 LibreOffice_project/6b8ed514a9f8b44d37a1b96673cbbdd077e24059</meta:generator>
    <meta:document-statistic meta:table-count="1" meta:cell-count="1111" meta:object-count="0"/>
  </office:meta>
</office:document-meta>
</file>